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ext-properties fo:font-weight="bold" style:font-weight-asian="bold" style:font-weight-complex="bold"/>
    </style:style>
    <style:style style:name="T1" style:family="text">
      <style:text-properties fo:font-variant="normal" fo:text-transform="none" fo:color="#000000" style:font-name="arial" fo:font-size="9.75pt" fo:letter-spacing="normal" fo:font-style="normal"/>
    </style:style>
    <style:style style:name="T2" style:family="text">
      <style:text-properties fo:font-variant="normal" fo:text-transform="none" fo:color="#000000" style:font-name="arial" fo:font-size="9.7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John Murray</text:span></text:p>
      <text:p text:style-name="P1"><text:span text:style-name="T2">Bradley Stephens</text:span></text:p>
      <text:p text:style-name="P1"><text:span text:style-name="T2">CSC407 Project 3 – Writeup</text:span></text:p>
      <text:p text:style-name="P1"><text:span text:style-name="T2"/></text:p>
      <text:p text:style-name="P1"><text:span text:style-name="T2"/></text:p>
      <text:p text:style-name="P2"><text:span text:style-name="T1">Brad</text:span></text:p>
      <text:p text:style-name="P1"><text:span text:style-name="T2">I developed the combat system and most of the factory classes, in<text:line-break/>total,  approximately 30 classess.  We selected python because John<text:line-break/>knew Ruby and I knew C# so it was that or smalltalk.  Python seemed<text:line-break/>more useful.  I think python is nice, it took a while to get used to<text:line-break/>the syntax (still forget to put colons after my method declarations).<text:line-break/>I got used to the indentation surprisingly quickly.  I really liked<text:line-break/>the loosely typed nature of python.  The only flaw I found with<text:line-break/>python’s OOP support is the lack of private instance data.  Other than<text:line-break/>that it was very flexible, powerful, and easy to write.</text:span></text:p>
      <text:p text:style-name="P1"><text:span text:style-name="T2"/></text:p>
      <text:p text:style-name="P1"><text:span text:style-name="T2"/></text:p>
      <text:p text:style-name="P1"><text:span text:style-name="T2"/></text:p>
      <text:p text:style-name="P2"><text:span text:style-name="T1">John</text:span></text:p>
      <text:p text:style-name="P1"><text:span text:style-name="T2">I worked on the Command Line Interface, which throughout the execution of the game became the main point of control and execution of game command. I also architected the initial software design and did some of the factories.</text:span></text:p>
      <text:p text:style-name="P1"><text:span text:style-name="T2"/></text:p>
      <text:p text:style-name="P1"><text:span text:style-name="T2">As brad mentioned above, we selected Python because we collectively knew C# and Ruby.</text:span></text:p>
      <text:p text:style-name="P1"><text:span text:style-name="T2"/></text:p>
      <text:p text:style-name="P1"><text:span text:style-name="T2">The language was decent and there were only some syntactical difference to get used to. I liked python for it's flexible case-ish statements. It wasn't particulary hard to use for the program except for a few small things like forgetting colons and remembering that -1 is a legal array index value and can't be used for a default. </text:span></text:p>
      <text:p text:style-name="P1"><text:span text:style-name="T2"/></text:p>
      <text:p text:style-name="P1"><text:span text:style-name="T2">I feel that the language supports OOP well with the exception of private data members. Since there were no private data members, we didn't write accessor methods which might have been the “correct” thing to do so that type checking for certain fields could be enforced. Also, enforcing interfaces would have been nice since there were a lot of classes that need particular methods and we were only enforcing by convention. That led to some weird bugs later in the development cyc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1" svg:font-family="'Times New Roman'"/>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Murray</meta:initial-creator>
    <meta:creation-date>2010-07-21T17:29:14.63</meta:creation-date>
    <meta:printed-by>John Murray</meta:printed-by>
    <meta:print-date>2010-07-21T17:37:35.01</meta:print-date>
    <meta:document-statistic meta:table-count="0" meta:image-count="0" meta:object-count="0" meta:page-count="1" meta:paragraph-count="10" meta:word-count="310" meta:character-count="1783"/>
    <dc:date>2010-07-21T17:37:49.68</dc:date>
    <dc:creator>John Murray</dc:creator>
    <meta:editing-duration>PT00H08M37S</meta:editing-duration>
    <meta:editing-cycles>1</meta:editing-cycles>
    <meta:generator>OpenOffice.org/3.2$Win32 OpenOffice.org_project/320m18$Build-9502</meta:generator>
  </office:meta>
</office:document-meta>
</file>